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serif"/>
    <style:font-face style:name="Merriweather1" svg:font-family="Merriweather, Georgia,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automatic-styles>
    <style:style style:name="P1" style:family="paragraph" style:parent-style-name="Standard">
      <style:paragraph-properties fo:text-align="center" style:justify-single-word="false"/>
      <style:text-properties fo:font-size="54pt" officeooo:rsid="0012e603" officeooo:paragraph-rsid="0012e603" style:font-size-asian="54pt" style:font-size-complex="54pt"/>
    </style:style>
    <style:style style:name="P2" style:family="paragraph" style:parent-style-name="Standard">
      <style:paragraph-properties fo:text-align="center" style:justify-single-word="false"/>
      <style:text-properties fo:font-size="32pt" officeooo:rsid="0012e603" officeooo:paragraph-rsid="0012e603" style:font-size-asian="32pt" style:font-size-complex="32pt"/>
    </style:style>
    <style:style style:name="P3" style:family="paragraph" style:parent-style-name="Standard">
      <style:paragraph-properties fo:text-align="center" style:justify-single-word="false"/>
      <style:text-properties fo:font-size="32pt" officeooo:rsid="0012e603" officeooo:paragraph-rsid="0012e603" style:font-size-asian="32pt" style:font-size-complex="32pt"/>
    </style:style>
    <style:style style:name="P4" style:family="paragraph" style:parent-style-name="Standard">
      <style:paragraph-properties fo:text-align="center" style:justify-single-word="false"/>
      <style:text-properties fo:font-size="12pt" officeooo:rsid="00135594" officeooo:paragraph-rsid="00135594" style:font-size-asian="10.5pt" style:font-size-complex="12pt"/>
    </style:style>
    <style:style style:name="P5" style:family="paragraph" style:parent-style-name="Standard">
      <style:paragraph-properties fo:text-align="start" style:justify-single-word="false"/>
      <style:text-properties fo:font-size="12pt" officeooo:rsid="00135594" officeooo:paragraph-rsid="00135594" style:font-size-asian="10.5pt" style:font-size-complex="12pt"/>
    </style:style>
    <style:style style:name="P6" style:family="paragraph" style:parent-style-name="Standard">
      <style:paragraph-properties fo:text-align="end" style:justify-single-word="false"/>
      <style:text-properties fo:font-size="12pt" officeooo:rsid="00135594" officeooo:paragraph-rsid="00135594" style:font-size-asian="10.5pt" style:font-size-complex="12pt"/>
    </style:style>
    <style:style style:name="P7" style:family="paragraph" style:parent-style-name="Standard">
      <style:paragraph-properties fo:text-align="center" style:justify-single-word="false"/>
      <style:text-properties fo:font-size="12pt" officeooo:rsid="00150994" officeooo:paragraph-rsid="00150994" style:font-size-asian="10.5pt" style:font-size-complex="12pt"/>
    </style:style>
    <style:style style:name="P8" style:family="paragraph" style:parent-style-name="Standard">
      <style:paragraph-properties fo:text-align="center" style:justify-single-word="false"/>
      <style:text-properties fo:font-size="12pt" officeooo:rsid="00150994" officeooo:paragraph-rsid="001915f2" style:font-size-asian="10.5pt" style:font-size-complex="12pt"/>
    </style:style>
    <style:style style:name="P9" style:family="paragraph" style:parent-style-name="Standard">
      <style:paragraph-properties fo:text-align="start" style:justify-single-word="false"/>
      <style:text-properties fo:font-size="12pt" officeooo:rsid="00150994" officeooo:paragraph-rsid="00150994" style:font-size-asian="10.5pt" style:font-size-complex="12pt"/>
    </style:style>
    <style:style style:name="P10" style:family="paragraph" style:parent-style-name="Standard">
      <style:paragraph-properties fo:text-align="start" style:justify-single-word="false"/>
      <style:text-properties fo:font-size="12pt" officeooo:rsid="00150994" officeooo:paragraph-rsid="00157fe6" style:font-size-asian="10.5pt" style:font-size-complex="12pt"/>
    </style:style>
    <style:style style:name="P11" style:family="paragraph" style:parent-style-name="Standard">
      <style:paragraph-properties fo:text-align="start" style:justify-single-word="false"/>
      <style:text-properties fo:font-size="12pt" officeooo:rsid="00150994" officeooo:paragraph-rsid="0019151b" style:font-size-asian="10.5pt" style:font-size-complex="12pt"/>
    </style:style>
    <style:style style:name="P12" style:family="paragraph" style:parent-style-name="Standard">
      <style:paragraph-properties fo:text-align="start" style:justify-single-word="false"/>
      <style:text-properties fo:font-size="12pt" officeooo:rsid="00150994" officeooo:paragraph-rsid="001915f2" style:font-size-asian="10.5pt" style:font-size-complex="12pt"/>
    </style:style>
    <style:style style:name="P13" style:family="paragraph" style:parent-style-name="Standard">
      <style:paragraph-properties fo:text-align="center" style:justify-single-word="false"/>
      <style:text-properties fo:font-size="20pt" officeooo:rsid="00135594" officeooo:paragraph-rsid="00135594" style:font-size-asian="20pt" style:font-size-complex="20pt"/>
    </style:style>
    <style:style style:name="P14" style:family="paragraph" style:parent-style-name="Standard">
      <style:paragraph-properties fo:text-align="center" style:justify-single-word="false"/>
      <style:text-properties fo:font-size="20pt" officeooo:rsid="00150994" officeooo:paragraph-rsid="00150994" style:font-size-asian="20pt" style:font-size-complex="20pt"/>
    </style:style>
    <style:style style:name="P15" style:family="paragraph" style:parent-style-name="Standard">
      <style:paragraph-properties fo:text-align="center" style:justify-single-word="false"/>
      <style:text-properties fo:font-size="20pt" officeooo:rsid="00150994" officeooo:paragraph-rsid="001915f2" style:font-size-asian="20pt" style:font-size-complex="20pt"/>
    </style:style>
    <style:style style:name="T1" style:family="text">
      <style:text-properties fo:font-size="60pt" style:font-size-asian="60pt" style:font-size-complex="60pt"/>
    </style:style>
    <style:style style:name="T2" style:family="text">
      <style:text-properties fo:font-variant="normal" fo:text-transform="none" fo:color="#181818" loext:opacity="100%" style:font-name="Merriweather" fo:font-size="10.5pt" fo:letter-spacing="normal" fo:font-style="normal" fo:font-weight="normal"/>
    </style:style>
    <style:style style:name="T3" style:family="text">
      <style:text-properties fo:font-variant="normal" fo:text-transform="none" fo:color="#181818" loext:opacity="100%" fo:letter-spacing="normal"/>
    </style:style>
    <style:style style:name="T4" style:family="text">
      <style:text-properties fo:font-variant="normal" fo:text-transform="none" fo:color="#000000" loext:opacity="100%" style:font-name="Merriweather1" fo:font-size="10.5pt" fo:letter-spacing="normal" style:font-size-complex="10.5pt"/>
    </style:style>
    <style:style style:name="T5" style:family="text">
      <style:text-properties fo:font-variant="normal" fo:text-transform="none" fo:color="#000000" loext:opacity="100%" style:font-name="Merriweather1" fo:font-size="10.5pt" fo:letter-spacing="normal" fo:font-style="normal" fo:font-weight="normal" style:font-size-complex="10.5pt"/>
    </style:style>
    <style:style style:name="T6" style:family="text">
      <style:text-properties fo:font-variant="normal" fo:text-transform="none" fo:color="#000000" loext:opacity="100%" style:font-name="Merriweather1" fo:letter-spacing="normal"/>
    </style:style>
    <style:style style:name="T7" style:family="text">
      <style:text-properties fo:font-variant="normal" fo:text-transform="none" fo:color="#000000" loext:opacity="100%" style:font-name="Merriweather1" fo:letter-spacing="normal" fo:font-style="normal" fo:font-weight="normal"/>
    </style:style>
    <style:style style:name="T8" style:family="text">
      <style:text-properties fo:font-size="12pt" officeooo:rsid="00150994" style:font-size-asian="10.5pt" style:font-size-complex="12pt"/>
    </style:style>
    <style:style style:name="T9" style:family="text">
      <style:text-properties officeooo:rsid="00157fe6"/>
    </style:style>
    <style:style style:name="T10" style:family="text">
      <style:text-properties officeooo:rsid="00172e88"/>
    </style:style>
    <style:style style:name="T11" style:family="text">
      <style:text-properties officeooo:rsid="0018cf11"/>
    </style:style>
    <style:style style:name="T12" style:family="text">
      <style:text-properties officeooo:rsid="0019151b"/>
    </style:style>
    <style:style style:name="T13" style:family="text">
      <style:text-properties officeooo:rsid="001915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e Programming World:</text:span> </text:p>
      <text:p text:style-name="P1"/>
      <text:p text:style-name="P2">A (Hopefully) Comprehensive Primer on Everything Every Programmer Must Know</text:p>
      <text:p text:style-name="P2"/>
      <text:p text:style-name="P2"/>
      <text:p text:style-name="P2"/>
      <text:p text:style-name="P2"/>
      <text:p text:style-name="P2"/>
      <text:p text:style-name="P2"/>
      <text:p text:style-name="P2"/>
      <text:p text:style-name="P2"/>
      <text:p text:style-name="P2"/>
      <text:p text:style-name="P2"/>
      <text:p text:style-name="P13"><text:soft-page-break/>Table of Contents</text:p>
      <text:p text:style-name="P4"/>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14"><text:soft-page-break/><text:span text:style-name="T11">Understand this book and its mission</text:span></text:p>
      <text:p text:style-name="P14"/>
      <text:p text:style-name="P7"><text:span text:style-name="T3">“</text:span><text:span text:style-name="T2">Everyone must leave something behind when he dies, my grandfather said. A child or a book or a painting or a house or a wall built or a pair of shoes made. Or a garden planted. Something your hand touched some way so your soul has somewhere to go when you die, and when people look at that tree or that flower you planted, you're there.”</text:span> </text:p>
      <text:p text:style-name="P14"/>
      <text:p text:style-name="P9"><text:tab/></text:p>
      <text:p text:style-name="P9"><text:tab/>It still holds that nothing lasts forever. Everything we create at some point will be destroyed. In the near or far future it will be wiped away or swept into obsolescence. Did you ever think about that? This leads us to the following question: if that is the case, then why make anything at all? First of all, we all have lives to live, and in our lives we all need to have something to do; eating, drinking, working, and sleeping do not make our lives special or worth living. Secondly, a creator should not be concerned with the <text:span text:style-name="T12">fragility or brevity of potential of their work</text:span>. </text:p>
      <text:p text:style-name="P9"><text:tab/>This book is not so much for those who are determined to learn essential things about programming. This book is mainly for those who are determined to build and not worried about whether their creations will be wiped away or swept into obsolescence; for those who are comfortable with the idea of marrying themselves with their work; for those who seek to not just finish projects, but to accomplish big things in their lives in the most efficient of ways. </text:p>
      <text:p text:style-name="P10"><text:tab/>To understand why this book was written the way it was one has to understand where its writer comes from. I had the fortune of having been born in St.-Petersburg, Russia, a city with a cultural heritage defined in part by the designs of some of its buildings. (The said city carried its fair share of misfortunes for denizens like me, but that’s beside the point.) Guys like Andrey Voronikhin and Domenico Trezzini were in charge of some of the most sumptuous ideas conceived for <text:span text:style-name="T9">the</text:span> metropolitan city. <text:span text:style-name="T9">There is plenty of inspiration for one to come up with ideas for another world, an imagined system. </text:span></text:p>
      <text:p text:style-name="P11"><text:span text:style-name="T9"><text:tab/>On top of that, growing up in St.-Petersburg, I was playing a laundry list of video games. The 1000 card game. Russian “Wheel Of Fortune” in DOS. Russian “Who Wants to be a Millionaire” in Windows. Winter Olympics DOS games. Then the heavyweights came in. The Need for Speed. Need for Speed II. Age of Empires. Age of Empires II. Heavy Gear. The Longest Journey. Commander Keen. Wolfenstein 3D. </text:span><text:span text:style-name="T10">Doom. </text:span><text:span text:style-name="T11">Disciples: Sacred Lands. Hell, even Bridge to English, a collection of games designed for Russian speakers to learn English the fun way. </text:span><text:span text:style-name="T9">Hours of playing Milton Bradley / Hasbro Games – Parcheesi, Chess, Backgammon, Pente, Racko, Gin Rummy, Hearts, Spades, etc. – </text:span><text:span text:style-name="T11">shot the blood in my eyes</text:span><text:span text:style-name="T9">. Endlessly playing Micro Machines ultimately ga</text:span><text:span text:style-name="T11">v</text:span><text:span text:style-name="T9">e me a</text:span><text:span text:style-name="T10">n</text:span><text:span text:style-name="T9"> excruciating, brain-splitting headache. </text:span><text:span text:style-name="T10">One night I </text:span><text:span text:style-name="T11">came off being</text:span><text:span text:style-name="T10"> so pathetic when I bemoaned not having Quake on our household’s PC. </text:span></text:p>
      <text:p text:style-name="P11"><text:span text:style-name="T11"><text:tab/>And as though God figured that that wasn’t enough, I discovered video game clubs. I saw the other kids playing Quake III Arena. </text:span><text:span text:style-name="T12">Some of those</text:span><text:span text:style-name="T11"> who played Half-Life: Counter-Strike would shamelessly cheat from the get-go while the </text:span><text:span text:style-name="T12">others </text:span><text:span text:style-name="T11">would get quickly annoyed, but one thing remained constant: I sucked at teamwork and was being called lame repeatedly. Then there were the other games, StarCraft and Half-Life – classic titles that I would personally come to love for their design, feel, and storytelling. </text:span><text:span text:style-name="T10">Then my former </text:span><text:span text:style-name="T11">school</text:span><text:span text:style-name="T10">mates and I made it a habit to go to one of our’s apartments to play other games. Age of Mythology was captivating. Just the UI in Diablo II alone blew my mind; I did not know a game could look like that. That game became my new drug. Then I got a taste of Heroes of Might and Magic III and IV; </text:span><text:span text:style-name="T12">the n</text:span><text:span text:style-name="T10">ext thing I knew, I wanted a fix of the new stuff. </text:span><text:span text:style-name="T12">(Oddly enough, this later spilled over to the first two chapters in the series, which, unlike the others, were in DOS.) </text:span><text:span text:style-name="T10">And still to this day I swear by Blood as being the most fun first-person shooter ever made. </text:span><text:span text:style-name="T11">Things went even </text:span><text:soft-page-break/><text:span text:style-name="T11">farther when I caught wind of the Russian TV entertainment show, Igrodrom (Game-O-Drome). That is where I saw Mortal Kombat 4 for the first time. I got spoiled. </text:span></text:p>
      <text:p text:style-name="P11"><text:span text:style-name="T11"><text:tab/>Then I got rotten. It got to a point where illegally downloaded copies of video games, mostly MS-DOS, came to inhabit the PC in my apartment. This further solidified who I was – a fan, a gamer, but also a scoundrel. </text:span></text:p>
      <text:p text:style-name="P12"><text:span text:style-name="T9"><text:tab/></text:span><text:span text:style-name="T11">Those </text:span><text:span text:style-name="T12">are</text:span><text:span text:style-name="T11"> my origins. </text:span><text:span text:style-name="T9">Whatever kept the kid busy and staying out of trouble. </text:span><text:span text:style-name="T12">(</text:span><text:span text:style-name="T9">It could also be true that those games contributed to my asocial side, but I don’t think it’s the worst.</text:span><text:span text:style-name="T12">)</text:span><text:span text:style-name="T9"> </text:span></text:p>
      <text:p text:style-name="P15"/>
      <text:p text:style-name="P12"><text:tab/></text:p>
      <text:p text:style-name="P8"><text:span text:style-name="T6"><text:tab/></text:span><text:span text:style-name="T4">“</text:span><text:span text:style-name="T5">Medicine is my lawful wife, and literature is my mistress.”</text:span></text:p>
      <text:p text:style-name="P15"/>
      <text:p text:style-name="P12"><text:tab/></text:p>
      <text:p text:style-name="P12"><text:span text:style-name="T7"><text:tab/></text:span><text:span text:style-name="T13">Those were the words that Anton Chekhov, a famous playwright (total coincidence that him and I are of the same nationality, but what can you do?) used to describe his relationship towards the essential activities in life. Being after all. </text:span></text:p>
      <text:p text:style-name="P12"/>
      <text:p text:style-name="P12"><text:span text:style-name="T13"><text:tab/>Twenty years later I found myself with a job I did not love and that I was not exceptionally good at or getting any better at, and the same has to be said for my hobbies. But if we insist </text:span></text:p>
      <text:p text:style-name="P12"/>
      <text:p text:style-name="P12"><text:span text:style-name="T12"><text:tab/>And now here I am. I couldn’t start an artsy/experimental rock band, I couldn’t finish an album, I couldn’t even muster up the means to build my own recording studio. Now what? Where do you go when you are 31 years old and still haven’t gone far in music-making or video game development? </text:span><text:span text:style-name="T13">The thing is that if you don’t have the ideas or the skills</text:span></text:p>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serif"/>
    <style:font-face style:name="Merriweather1" svg:font-family="Merriweather, Georgia,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9T12:25:18.137000000</meta:creation-date>
    <dc:date>2022-09-29T17:42:18.097000000</dc:date>
    <meta:editing-duration>PT5H15M36S</meta:editing-duration>
    <meta:editing-cycles>8</meta:editing-cycles>
    <meta:generator>LibreOffice/7.4.0.3$Windows_X86_64 LibreOffice_project/f85e47c08ddd19c015c0114a68350214f7066f5a</meta:generator>
    <meta:document-statistic meta:table-count="0" meta:image-count="0" meta:object-count="0" meta:page-count="4" meta:paragraph-count="65" meta:word-count="1125" meta:character-count="6108" meta:non-whitespace-character-count="5016"/>
  </office:meta>
</office:document-meta>
</file>